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1837e" officeooo:paragraph-rsid="0011837e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1837e" officeooo:paragraph-rsid="0011837e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PR Times</text:p>
      <text:p text:style-name="P1"/>
      <text:p text:style-name="P2"><text:s/>O conceito do aplicativo é ajudar os alunos com seus horários na escola, colégio e faculdade. A princípio queremos fazê-lo apenas para o IFPR como um teste, mas ele pode muito bem ser expandido para outras escolas, colégios e etc.</text:p>
      <text:p text:style-name="P2"><text:s/>O mesmo ira ser de muita utilidade no dia a dia, já que as vezes o local de ensino altera as aulas do dia para a noite e só é passado isso para os alunos muito tempo depois, tendo que passar de sala em sala para deixá-los informados, com o aplicativo basta haver qualquer alteração que o aluno será notificado e assim mantendo-o sempre atualizado sobre as suas aulas.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23:39:59.605000000</meta:creation-date>
    <dc:date>2021-09-08T23:46:41.286000000</dc:date>
    <meta:editing-duration>PT6M51S</meta:editing-duration>
    <meta:editing-cycles>1</meta:editing-cycles>
    <meta:document-statistic meta:table-count="0" meta:image-count="0" meta:object-count="0" meta:page-count="1" meta:paragraph-count="3" meta:word-count="111" meta:character-count="609" meta:non-whitespace-character-count="499"/>
    <meta:generator>LibreOffice/7.0.0.3$Windows_X86_64 LibreOffice_project/8061b3e9204bef6b321a21033174034a5e2ea88e</meta:generator>
  </office:meta>
</office:document-meta>
</file>